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'Segoe UI Web (West European)', 'Segoe UI', apple-system, BlinkMacSystemFont, Roboto, 'Helvetica Neue', sans-serif"/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9.208cm" fo:margin-left="-0.252cm" table:align="left" style:writing-mode="lr-tb"/>
    </style:style>
    <style:style style:name="Table1.A" style:family="table-column">
      <style:table-column-properties style:column-width="9.2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A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.316cm" fo:margin-left="-0.252cm" table:align="left" style:writing-mode="lr-tb"/>
    </style:style>
    <style:style style:name="Table2.A" style:family="table-column">
      <style:table-column-properties style:column-width="5.803cm"/>
    </style:style>
    <style:style style:name="Table2.B" style:family="table-column">
      <style:table-column-properties style:column-width="1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1f1e" style:font-name="Segoe UI" fo:font-size="7.5pt" fo:letter-spacing="normal" fo:font-style="normal" fo:font-weight="normal" officeooo:paragraph-rsid="001444b4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1f1e" style:font-name="Segoe UI" fo:font-size="13pt" fo:letter-spacing="normal" fo:font-style="normal" fo:font-weight="bold" officeooo:paragraph-rsid="001444b4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1f1e" style:font-name="Segoe UI" fo:font-size="13pt" fo:letter-spacing="normal" fo:font-style="normal" fo:font-weight="bold" officeooo:paragraph-rsid="00188bae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7.5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7.5pt" fo:letter-spacing="normal" fo:font-style="normal" fo:font-weight="normal" officeooo:paragraph-rsid="0015feba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style:font-size-asian="12pt" style:font-size-complex="12pt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1444b4" style:font-size-asian="12pt" style:font-size-complex="12pt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15feba" style:font-size-asian="12pt" style:font-size-complex="12pt" loext:padding="0cm" loext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208f47" style:font-size-asian="12pt" style:font-size-complex="12pt" loext:padding="0cm" loext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236e14" style:font-size-asian="12pt" style:font-size-complex="12pt" loext:padding="0cm" loext:border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24a937" style:font-size-asian="12pt" style:font-size-complex="12pt" loext:padding="0cm" loext:border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25c67c" style:font-size-asian="12pt" style:font-size-complex="12pt" loext:padding="0cm" loext:border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rsid="001a7a41" officeooo:paragraph-rsid="0025c67c" style:font-size-asian="12pt" style:font-size-complex="12pt" loext:padding="0cm" loext:border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rsid="00208f47" officeooo:paragraph-rsid="00208f47" style:font-size-asian="12pt" style:font-size-complex="12pt" loext:padding="0cm" loext:border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1444b4" style:font-size-asian="12pt" style:font-weight-asian="bold" style:font-size-complex="12pt" loext:padding="0cm" loext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15feba" style:font-size-asian="12pt" style:font-weight-asian="bold" style:font-size-complex="12pt" loext:padding="0cm" loext:border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21ac15" style:font-size-asian="12pt" style:font-weight-asian="bold" style:font-size-complex="12pt" loext:padding="0cm" loext:border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2ada53" style:font-size-asian="12pt" style:font-weight-asian="bold" style:font-size-complex="12pt" loext:padding="0cm" loext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rsid="00236e14" officeooo:paragraph-rsid="00236e14" style:font-size-asian="12pt" style:font-weight-asian="bold" style:font-size-complex="12pt" loext:padding="0cm" loext:border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rsid="0029b656" officeooo:paragraph-rsid="0029b656" style:font-size-asian="12pt" style:font-weight-asian="bold" style:font-size-complex="12pt" loext:padding="0cm" loext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rsid="002ada53" officeooo:paragraph-rsid="002ada53" style:font-size-asian="12pt" style:font-weight-asian="bold" style:font-size-complex="12pt" loext:padding="0cm" loext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bold" officeooo:paragraph-rsid="001444b4" style:font-size-asian="12pt" style:font-weight-asian="bold" style:font-size-complex="12pt" loext:padding="0cm" loext:border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3pt" fo:letter-spacing="normal" fo:font-style="normal" fo:font-weight="bold" officeooo:rsid="0015feba" officeooo:paragraph-rsid="0015feba" style:font-size-asian="11.3500003814697pt" style:font-weight-asian="bold" style:font-size-complex="13pt" style:font-weight-complex="bold" loext:padding="0cm" loext:border="none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fo:font-size="12pt" fo:letter-spacing="normal" style:font-size-asian="12pt" style:font-size-complex="12pt" loext:padding="0cm" loext:border="none"/>
    </style:style>
    <style:style style:name="T1" style:family="text">
      <style:text-properties style:font-name="Segoe UI" fo:font-style="normal" fo:font-weight="normal"/>
    </style:style>
    <style:style style:name="T2" style:family="text">
      <style:text-properties fo:font-weight="normal"/>
    </style:style>
    <style:style style:name="T3" style:family="text">
      <style:text-properties fo:font-weight="normal" officeooo:rsid="001a7a41"/>
    </style:style>
    <style:style style:name="T4" style:family="text">
      <style:text-properties officeooo:rsid="001b77a2"/>
    </style:style>
    <style:style style:name="T5" style:family="text">
      <style:text-properties officeooo:rsid="001cec66"/>
    </style:style>
    <style:style style:name="T6" style:family="text">
      <style:text-properties officeooo:rsid="0021ac15"/>
    </style:style>
    <style:style style:name="T7" style:family="text">
      <style:text-properties officeooo:rsid="00236e14"/>
    </style:style>
    <style:style style:name="T8" style:family="text">
      <style:text-properties officeooo:rsid="002c15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Group E</text:p>
      <text:p text:style-name="P2"/>
      <text:p text:style-name="P2"/>
      <text:p text:style-name="P3">Project- Video Meeting app</text:p>
      <text:p text:style-name="P2">Priyadarshini</text:p>
      <text:p text:style-name="P2">Rishav</text:p>
      <text:p text:style-name="P2">Sachin</text:p>
      <text:p text:style-name="P2">Shahbazul</text:p>
      <text:p text:style-name="P2">Sinchan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duct backlog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Login /Register</text:p>
            <text:p text:style-name="P18"><text:span text:style-name="T6">Enable audio, video and text chat</text:span></text:p>
          </table:table-cell>
        </table:table-row>
        <table:table-row table:style-name="Table1.1">
          <table:table-cell table:style-name="Table1.A2" office:value-type="string">
            <text:p text:style-name="P15">Resume back button</text:p>
          </table:table-cell>
        </table:table-row>
        <table:table-row table:style-name="Table1.1">
          <table:table-cell table:style-name="Table1.A2" office:value-type="string">
            <text:p text:style-name="P15">Recording the meeting</text:p>
          </table:table-cell>
        </table:table-row>
        <table:table-row table:style-name="Table1.1">
          <table:table-cell table:style-name="Table1.A2" office:value-type="string">
            <text:p text:style-name="P15">adding multiple webcams</text:p>
          </table:table-cell>
        </table:table-row>
        <table:table-row table:style-name="Table1.1">
          <table:table-cell table:style-name="Table1.A2" office:value-type="string">
            <text:p text:style-name="P15">Converting the video to text</text:p>
          </table:table-cell>
        </table:table-row>
        <table:table-row table:style-name="Table1.1">
          <table:table-cell table:style-name="Table1.A2" office:value-type="string">
            <text:p text:style-name="P15">Sharing it to others through mail</text:p>
          </table:table-cell>
        </table:table-row>
        <table:table-row table:style-name="Table1.1">
          <table:table-cell table:style-name="Table1.A2" office:value-type="string">
            <text:p text:style-name="P15">Adding emojis and filter <text:span text:style-name="T4">and stories</text:span></text:p>
          </table:table-cell>
        </table:table-row>
        <table:table-row table:style-name="Table1.1">
          <table:table-cell table:style-name="Table1.A2" office:value-type="string">
            <text:p text:style-name="P15">Adding up remainder acc to date and time</text:p>
          </table:table-cell>
        </table:table-row>
        <table:table-row table:style-name="Table1.1">
          <table:table-cell table:style-name="Table1.A2" office:value-type="string">
            <text:p text:style-name="P15">Joining the meeting without interrupting</text:p>
          </table:table-cell>
        </table:table-row>
        <table:table-row table:style-name="Table1.1">
          <table:table-cell table:style-name="Table1.A2" office:value-type="string">
            <text:p text:style-name="P15">To be able to see the old messages</text:p>
          </table:table-cell>
        </table:table-row>
        <table:table-row table:style-name="Table1.1">
          <table:table-cell table:style-name="Table1.A2" office:value-type="string">
            <text:p text:style-name="P15">Knowing about the team members</text:p>
          </table:table-cell>
        </table:table-row>
        <table:table-row table:style-name="Table1.1">
          <table:table-cell table:style-name="Table1.A2" office:value-type="string">
            <text:p text:style-name="P15">Adding apps like notepad, paints, slide etc</text:p>
          </table:table-cell>
        </table:table-row>
        <table:table-row table:style-name="Table1.1">
          <table:table-cell table:style-name="Table1.A13" office:value-type="string">
            <text:p text:style-name="P22"><text:span text:style-name="T2">Pop up for raising ha</text:span><text:span text:style-name="T3">nd</text:span></text:p>
          </table:table-cell>
        </table:table-row>
      </table:table>
      <text:p text:style-name="P1"/>
      <text:p text:style-name="P6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Sprint Backlog</text:p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Sprint 1</text:p>
            <text:p text:style-name="P20"/>
          </table:table-cell>
          <table:table-cell table:style-name="Table2.B1" office:value-type="string">
            <text:p text:style-name="P14"><text:span text:style-name="T6">1.</text:span>Log in and register-<text:span text:style-name="T8">2</text:span></text:p>
            <text:p text:style-name="P9"><text:span text:style-name="T6">2.Enable audio, video and text chat-3</text:span></text:p>
            <text:p text:style-name="P17"><text:span text:style-name="T6">3.</text:span>Recording the meeting-<text:span text:style-name="T8">5</text:span></text:p>
            <text:p text:style-name="P19">4.Resume back button-<text:span text:style-name="T8">8</text:span></text:p>
          </table:table-cell>
        </table:table-row>
        <table:table-row table:style-name="Table2.1">
          <table:table-cell table:style-name="Table2.A2" office:value-type="string">
            <text:p text:style-name="P16">Sprint 2</text:p>
            <text:p text:style-name="P20"/>
            <text:p text:style-name="P16"/>
          </table:table-cell>
          <table:table-cell table:style-name="Table2.B2" office:value-type="string">
            <text:p text:style-name="P11"><text:span text:style-name="T7">1. Adding emojis and filter and stories-3</text:span></text:p>
            <text:p text:style-name="P10"><text:span text:style-name="T7">2.Sharing it to others through mail-5</text:span></text:p>
            <text:p text:style-name="P11"><text:span text:style-name="T7">3. Converting the video to text-5</text:span></text:p>
          </table:table-cell>
        </table:table-row>
        <table:table-row table:style-name="Table2.1">
          <table:table-cell table:style-name="Table2.A2" office:value-type="string">
            <text:p text:style-name="P16">Sprint 3</text:p>
            <text:p text:style-name="P20"/>
          </table:table-cell>
          <table:table-cell table:style-name="Table2.B2" office:value-type="string">
            <text:p text:style-name="P12"><text:span text:style-name="T7">1.Adding up remainder according to date and time-3</text:span></text:p>
            <text:p text:style-name="P13"><text:span text:style-name="T7">2.</text:span>Adding apps like notepad, paints, slide etc..-<text:span text:style-name="T8">8</text:span></text:p>
            <text:p text:style-name="P13"><text:span text:style-name="T7">3.</text:span>Pop up for raising ha<text:span text:style-name="T5">nd-3</text:span></text:p>
          </table:table-cell>
        </table:table-row>
        <table:table-row table:style-name="Table2.1">
          <table:table-cell table:style-name="Table2.A4" office:value-type="string">
            <text:p text:style-name="P16">Sprint 4</text:p>
            <text:p text:style-name="P20"/>
          </table:table-cell>
          <table:table-cell table:style-name="Table2.B4" office:value-type="string">
            <text:p text:style-name="P12"><text:span text:style-name="T7">1.Knowing about the team members-5</text:span></text:p>
            <text:p text:style-name="P12"><text:span text:style-name="T7">2.T</text:span>o be able to see the old messages-<text:span text:style-name="T8">5</text:span></text:p>
            <text:p text:style-name="P12"><text:span text:style-name="T7">3.A</text:span>dding multiple webcams-<text:span text:style-name="T8">8</text:span></text:p>
          </table:table-cell>
        </table:table-row>
      </table:table>
      <text:p text:style-name="P8"/>
      <text:p text:style-name="P6"/>
      <text:p text:style-name="P6"/>
      <text:p text:style-name="P6"/>
      <text:p text:style-name="P24"><text:span text:style-name="T1"/></text:p>
      <text:p text:style-name="P24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'Segoe UI Web (West European)', 'Segoe UI', apple-system, BlinkMacSystemFont, Roboto, 'Helvetica Neue', sans-serif"/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loext:contextual-spacing="false" fo:line-height="0.494cm" fo:text-align="justify" style:justify-single-word="false" fo:orphans="2" fo:widows="2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1T14:27:45.312000000</meta:creation-date>
    <dc:date>2021-09-01T16:29:51.895000000</dc:date>
    <meta:editing-duration>PT49M</meta:editing-duration>
    <meta:editing-cycles>13</meta:editing-cycles>
    <meta:generator>LibreOffice/6.1.4.2$Windows_X86_64 LibreOffice_project/9d0f32d1f0b509096fd65e0d4bec26ddd1938fd3</meta:generator>
    <meta:document-statistic meta:table-count="2" meta:image-count="0" meta:object-count="0" meta:page-count="3" meta:paragraph-count="40" meta:word-count="166" meta:character-count="997" meta:non-whitespace-character-count="871"/>
  </office:meta>
</office:document-meta>
</file>